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ynamiczne sortowanie obrazków</text:p>
      <text:p text:style-name="P1"/>
      <text:p text:style-name="P1">1. Wchodzimy na stronę i pobieramy biblioteki:</text:p>
      <text:p text:style-name="P1"><text:a xlink:type="simple" xlink:href="https://developers.google.com/speed/libraries/#jquery-ui">https://developers.google.com/speed/libraries/#jquery-ui</text:a></text:p>
      <text:p text:style-name="P1"/>
      <text:p text:style-name="P1">2. Wgrywamy je do projektu oraz podłączmy do głównej templateki:</text:p>
      <text:p text:style-name="P5"/>
      <text:p text:style-name="P5">web\bundles\blog\assets\css\<text:span text:style-name="T1">jquery-ui.css</text:span> </text:p>
      <text:p text:style-name="P5">web\bundles\blog\assets\js\vendor\<text:span text:style-name="T1">jquery-ui.min.js</text:span> </text:p>
      <text:p text:style-name="P1"/>
      <text:p text:style-name="P1">3. Podłączenie na stronie głównej:</text:p>
      <text:p text:style-name="P1"/>
      <text:p text:style-name="P5">src\BlogAdminBundle\Resources\views\<text:span text:style-name="T2">base.html.twig</text:span> 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meta name="robots" content="noindex,nofollow" /&gt;</text:p>
      <text:p text:style-name="P1"><text:s text:c="8"/>&lt;meta name="viewport" content="width=device-width, initial-scale=1"&gt;</text:p>
      <text:p text:style-name="P1"><text:s text:c="8"/>&lt;meta name="description" content=""&gt;</text:p>
      <text:p text:style-name="P1"><text:s text:c="8"/>&lt;meta name="author" content=""&gt;</text:p>
      <text:p text:style-name="P1"><text:s text:c="8"/>&lt;link rel="icon" type="image/x-icon" href="{{ asset('xfavicon.ico') }}" /&gt;</text:p>
      <text:p text:style-name="P1"><text:s text:c="8"/></text:p>
      <text:p text:style-name="P1"><text:s text:c="8"/>&lt;title&gt;{% block title %}Welcome!{% endblock %}&lt;/title&gt;</text:p>
      <text:p text:style-name="P1"><text:s text:c="8"/></text:p>
      <text:p text:style-name="P1"/>
      <text:p text:style-name="P1"><text:s text:c="8"/>&lt;link href="{{ asset('bundles/blog/css/bootstrap.css') }}" rel="stylesheet" type="text/css" media="all" /&gt; <text:s text:c="7"/></text:p>
      <text:p text:style-name="P1"><text:s text:c="8"/></text:p>
      <text:p text:style-name="P1"><text:s text:c="8"/>&lt;!-- IE10 viewport hack for Surface/desktop Windows 8 bug --&gt;</text:p>
      <text:p text:style-name="P1"><text:s text:c="8"/>&lt;link href="{{ asset('bundles/blog/assets/css/ie10-viewport-bug-workaround.css') }}" rel="stylesheet"&gt;</text:p>
      <text:p text:style-name="P1"><text:s text:c="8"/><text:span text:style-name="T1">{#&lt;link href="{{ asset('bundles/blog/assets/css/jquery-ui.css') }}" rel="stylesheet"&gt;#}</text:span></text:p>
      <text:p text:style-name="P1"/>
      <text:p text:style-name="P1"><text:s text:c="8"/>&lt;!-- Just for debugging purposes. Don't actually copy these 2 lines! --&gt;</text:p>
      <text:p text:style-name="P1"><text:s text:c="8"/>&lt;!--[if lt IE 9]&gt;&lt;script src="{{ asset('bundles/blog/assets/js/ie8-responsive-file-warning.js') }}"&gt;&lt;/script&gt;&lt;![endif]--&gt;</text:p>
      <text:p text:style-name="P1"><text:s text:c="8"/>&lt;script src="{{ asset('bundles/blog/assets/js/ie-emulation-modes-warning.js') }}"&gt;&lt;/script&gt;</text:p>
      <text:p text:style-name="P1"/>
      <text:p text:style-name="P1"><text:s text:c="8"/>&lt;!-- HTML5 shim and Respond.js for IE8 support of HTML5 elements and media queries --&gt;</text:p>
      <text:p text:style-name="P1"><text:s text:c="8"/>&lt;!--[if lt IE 9]&gt;</text:p>
      <text:p text:style-name="P1"><text:s text:c="10"/>&lt;script src="https://oss.maxcdn.com/html5shiv/3.7.2/html5shiv.min.js"&gt;&lt;/script&gt;</text:p>
      <text:p text:style-name="P1"><text:s text:c="10"/>&lt;script src="https://oss.maxcdn.com/respond/1.4.2/respond.min.js"&gt;&lt;/script&gt;</text:p>
      <text:p text:style-name="P1"><text:s text:c="8"/>&lt;![endif]--&gt;</text:p>
      <text:p text:style-name="P1"/>
      <text:p text:style-name="P1"><text:s text:c="8"/>&lt;link href="{{ asset('bundles/blog/css/font-awesome.css') }}" rel="stylesheet" type="text/css" media="all" /&gt;</text:p>
      <text:p text:style-name="P1"><text:s text:c="8"/></text:p>
      <text:p text:style-name="P1"><text:s text:c="8"/>&lt;link href="{{ asset('bundles/blog/css/dashboard.css') }}" rel="stylesheet" type="text/css" media="all" /&gt;</text:p>
      <text:p text:style-name="P1"><text:s text:c="8"/></text:p>
      <text:p text:style-name="P1"><text:s text:c="8"/>{% block stylesheets %}{% endblock %}</text:p>
      <text:p text:style-name="P1"><text:s text:c="8"/></text:p>
      <text:p text:style-name="P1"><text:s text:c="4"/>&lt;/head&gt;</text:p>
      <text:p text:style-name="P1"><text:s text:c="4"/>&lt;body&gt;</text:p>
      <text:p text:style-name="P1"><text:s text:c="8"/>&lt;div id="wrapper"&gt;</text:p>
      <text:p text:style-name="P1"><text:s text:c="10"/>...</text:p>
      <text:p text:style-name="P1"><text:s text:c="8"/>&lt;/div&gt;</text:p>
      <text:p text:style-name="P1"><text:s text:c="8"/></text:p>
      <text:p text:style-name="P1"><text:s text:c="8"/>&lt;!-- Bootstrap core JavaScript</text:p>
      <text:p text:style-name="P1"><text:s text:c="8"/>================================================== --&gt;</text:p>
      <text:p text:style-name="P1"><text:s text:c="8"/>&lt;!-- Placed at the end of the document so the pages load faster --&gt;</text:p>
      <text:p text:style-name="P1"><text:soft-page-break/><text:s text:c="8"/>&lt;script src="https://ajax.googleapis.com/ajax/libs/jquery/1.11.3/jquery.min.js"&gt;&lt;/script&gt;</text:p>
      <text:p text:style-name="P1"><text:s text:c="8"/><text:span text:style-name="T1">&lt;script src="https://ajax.googleapis.com/ajax/libs/jqueryui/1.11.4/jquery-ui.min.js"&gt;&lt;/script&gt;</text:span></text:p>
      <text:p text:style-name="P1"><text:s text:c="8"/>&lt;script&gt;window.jQuery || document.write('&lt;script src="{{ asset('bundles/blog/assets/js/vendor/jquery.min.js') }}"&gt;&lt;\/script&gt;')&lt;/script&gt;</text:p>
      <text:p text:style-name="P1"><text:s text:c="8"/><text:span text:style-name="T1">&lt;script&gt;window.jQuery || document.write('&lt;script src="{{ asset('bundles/blog/assets/js/vendor/jquery-ui.min.js') }}"&gt;&lt;\/script&gt;')&lt;/script&gt;</text:span></text:p>
      <text:p text:style-name="P1"><text:s text:c="8"/>&lt;script src="{{ asset('bundles/blog/dist/js/bootstrap.min.js') }}"&gt;&lt;/script&gt;</text:p>
      <text:p text:style-name="P1"><text:s text:c="8"/>&lt;!-- Just to make our placeholder images work. Don't actually copy the next line! --&gt;</text:p>
      <text:p text:style-name="P1"><text:s text:c="8"/>&lt;script src="{{ asset('bundles/blog/assets/js/vendor/holder.min.js') }}"&gt;&lt;/script&gt;</text:p>
      <text:p text:style-name="P1"><text:s text:c="8"/>&lt;!-- IE10 viewport hack for Surface/desktop Windows 8 bug --&gt;</text:p>
      <text:p text:style-name="P1"><text:s text:c="8"/>&lt;script src="{{ asset('bundles/blog/assets/js/ie10-viewport-bug-workaround.js') }}"&gt;&lt;/script&gt;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4. Dodajemy nowy routing:</text:p>
      <text:p text:style-name="P5">src\BlogAdminBundle\Resources\config\routing\<text:span text:style-name="T2">post.yml </text:span></text:p>
      <text:p text:style-name="P1">....</text:p>
      <text:p text:style-name="P3">admin_post_sort-image:</text:p>
      <text:p text:style-name="P3"><text:s text:c="4"/>path: <text:s text:c="4"/>/{id}/sort-image</text:p>
      <text:p text:style-name="P3"><text:s text:c="4"/>defaults: { _controller: "BlogAdminBundle:Post:sortImage" }</text:p>
      <text:p text:style-name="P3"><text:s text:c="4"/>#methods: <text:s/>[POST]</text:p>
      <text:p text:style-name="P3"/>
      <text:p text:style-name="P4">5. Dodajemy metodę w kontrolerze:</text:p>
      <text:p text:style-name="P6">src\BlogAdminBundle\Controller\<text:span text:style-name="T2">PostController.php</text:span> </text:p>
      <text:p text:style-name="P4"><text:s text:c="4"/><text:span text:style-name="T1">public function sortImageAction(Request $request, $id)</text:span>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if ($request-&gt;isXmlHttpRequest()) {</text:p>
      <text:p text:style-name="P4"><text:s text:c="12"/></text:p>
      <text:p text:style-name="P4"><text:s text:c="12"/>parse_str($this-&gt;getRequest()-&gt;get('images_list'), $images);</text:p>
      <text:p text:style-name="P4"><text:s text:c="12"/></text:p>
      <text:p text:style-name="P4"><text:s text:c="12"/>foreach ($images['item-image'] as $key =&gt; $image_id) {</text:p>
      <text:p text:style-name="P4"><text:s text:c="16"/>$entity = $em-&gt;getRepository('BlogAdminBundle:Image')-&gt;find($image_id);</text:p>
      <text:p text:style-name="P4"><text:s text:c="16"/>$entity-&gt;setRank($key + 1);</text:p>
      <text:p text:style-name="P4"><text:s text:c="16"/>$em-&gt;persist($entity);</text:p>
      <text:p text:style-name="P4"><text:s text:c="12"/>}</text:p>
      <text:p text:style-name="P4"><text:s text:c="12"/></text:p>
      <text:p text:style-name="P4"><text:s text:c="12"/>$em-&gt;flush();</text:p>
      <text:p text:style-name="P4"><text:s text:c="8"/>}</text:p>
      <text:p text:style-name="P4"><text:s text:c="8"/></text:p>
      <text:p text:style-name="P4"><text:s text:c="8"/>return $this-&gt;redirect($this-&gt;generateUrl('admin_post_show', array('id' =&gt; $id)));</text:p>
      <text:p text:style-name="P4"><text:s text:c="4"/>}</text:p>
      <text:p text:style-name="P4"/>
      <text:p text:style-name="P4">6. Modyfikujemy template:</text:p>
      <text:p text:style-name="P6">src\BlogAdminBundle\Resources\views\Post\<text:span text:style-name="T2">show.html.twig</text:span> </text:p>
      <text:p text:style-name="P1">W sekcji <text:s/><text:span text:style-name="T2">block javascripts </text:span><text:span text:style-name="T3">dodajemy:</text:span></text:p>
      <text:p text:style-name="P1"/>
      <text:p text:style-name="P1">{% block javascripts %}</text:p>
      <text:p text:style-name="P3">&lt;script type="text/javascript"&gt;</text:p>
      <text:p text:style-name="P3">$(document).ready(function() {</text:p>
      <text:p text:style-name="P3"><text:s text:c="8"/></text:p>
      <text:p text:style-name="P3"><text:s text:c="4"/>$("#images-list").sortable({</text:p>
      <text:p text:style-name="P3"><text:s text:c="8"/>handle : '.handle',</text:p>
      <text:p text:style-name="P3"><text:s text:c="8"/>update: function () {</text:p>
      <text:p text:style-name="P3"><text:s text:c="12"/></text:p>
      <text:p text:style-name="P3"><text:s text:c="12"/>var data = $(this).sortable('serialize');</text:p>
      <text:p text:style-name="P3"><text:s text:c="12"/></text:p>
      <text:p text:style-name="P3"><text:s text:c="12"/>$.ajax({</text:p>
      <text:p text:style-name="P3"><text:soft-page-break/><text:s text:c="16"/>type <text:s/>: "POST",</text:p>
      <text:p text:style-name="P3"><text:s text:c="16"/>url <text:s text:c="2"/>: "{{ path('admin_post_sort-image', { 'id': entity.id }) }}",</text:p>
      <text:p text:style-name="P3"><text:s text:c="16"/>data <text:s/>: {</text:p>
      <text:p text:style-name="P3"><text:s text:c="20"/>images_list: data</text:p>
      <text:p text:style-name="P3"><text:s text:c="16"/>},</text:p>
      <text:p text:style-name="P3"><text:s text:c="16"/>beforeSend: function() {</text:p>
      <text:p text:style-name="P3"><text:s text:c="20"/>//$("#loader").show();</text:p>
      <text:p text:style-name="P3"><text:s text:c="16"/>},</text:p>
      <text:p text:style-name="P3"><text:s text:c="16"/>success : function(msg) {</text:p>
      <text:p text:style-name="P3"><text:s text:c="20"/>//$("#ajax_txt_content").html(msg);</text:p>
      <text:p text:style-name="P3"><text:s text:c="16"/>},</text:p>
      <text:p text:style-name="P3"><text:s text:c="16"/>complete : function() {</text:p>
      <text:p text:style-name="P3"><text:s text:c="20"/>//$("#loader").hide();</text:p>
      <text:p text:style-name="P3"><text:s text:c="16"/>},</text:p>
      <text:p text:style-name="P3"><text:s text:c="16"/>error: function(error) {</text:p>
      <text:p text:style-name="P3"><text:s text:c="20"/>alert("Error");</text:p>
      <text:p text:style-name="P3"><text:s text:c="16"/>}</text:p>
      <text:p text:style-name="P3"><text:s text:c="16"/></text:p>
      <text:p text:style-name="P3"><text:s text:c="12"/>});</text:p>
      <text:p text:style-name="P3"><text:s text:c="8"/>}</text:p>
      <text:p text:style-name="P3"><text:s text:c="8"/></text:p>
      <text:p text:style-name="P3"><text:s text:c="4"/>});</text:p>
      <text:p text:style-name="P3"/>
      <text:p text:style-name="P3">});</text:p>
      <text:p text:style-name="P3">&lt;/script&gt;</text:p>
      <text:p text:style-name="P1">{% endblock %}</text:p>
      <text:p text:style-name="P1"/>
      <text:p text:style-name="P1">W sekcji <text:span text:style-name="T2">block body</text:span> dodajemy:</text:p>
      <text:p text:style-name="P1"/>
      <text:p text:style-name="P1"><text:s text:c="8"/>&lt;div class="col-md-3"&gt;</text:p>
      <text:p text:style-name="P1"><text:s text:c="8"/>{% if entity.images is empty %}</text:p>
      <text:p text:style-name="P1"><text:s text:c="12"/>&lt;p&gt;No images&lt;/p&gt;</text:p>
      <text:p text:style-name="P1"><text:s text:c="8"/>{% else %} <text:s text:c="2"/></text:p>
      <text:p text:style-name="P1"><text:s text:c="12"/><text:span text:style-name="T1">&lt;div id="images-list"&gt;</text:span></text:p>
      <text:p text:style-name="P1"><text:s text:c="12"/>{% for image in entity.images %}</text:p>
      <text:p text:style-name="P1"><text:s text:c="16"/>{% if image.image is empty %}</text:p>
      <text:p text:style-name="P1"><text:s text:c="20"/>&lt;p&gt;No images&lt;/p&gt; </text:p>
      <text:p text:style-name="P1"><text:s text:c="16"/>{% else %}</text:p>
      <text:p text:style-name="P1"><text:s text:c="20"/><text:span text:style-name="T1">&lt;div id="item-image_{{ image.id }}"&gt;</text:span></text:p>
      <text:p text:style-name="P3"><text:s text:c="24"/>&lt;div class="text-center"&gt;</text:p>
      <text:p text:style-name="P3"><text:s text:c="28"/>&lt;img class="img-responsive" src="{{ asset('bundles/blog/images/'~ image.image)|imagine_filter('post_img_md') }}" alt="{{ entity.title|raw }}"&gt;</text:p>
      <text:p text:style-name="P3"><text:s text:c="28"/>&lt;a class="btn btn-default btn-xs handle"&gt;&lt;i class="fa fa-arrows-alt"&gt;&lt;/i&gt;&lt;/a&gt;</text:p>
      <text:p text:style-name="P3"><text:s text:c="24"/>&lt;/div&gt;&lt;br/&gt;</text:p>
      <text:p text:style-name="P3"><text:s text:c="20"/>&lt;/div&gt;</text:p>
      <text:p text:style-name="P1"><text:s text:c="16"/>{% endif %}</text:p>
      <text:p text:style-name="P1"><text:s text:c="12"/>{% endfor %}</text:p>
      <text:p text:style-name="P1"><text:s text:c="12"/><text:span text:style-name="T1">&lt;/div&gt;</text:span></text:p>
      <text:p text:style-name="P1"><text:s text:c="8"/>{% endif %}</text:p>
      <text:p text:style-name="P1"><text:s text:c="8"/>&lt;/div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M58S</meta:editing-duration>
    <meta:editing-cycles>20</meta:editing-cycles>
    <meta:generator>OpenOffice.org/3.3$Win32 OpenOffice.org_project/330m20$Build-9567</meta:generator>
    <dc:date>2016-01-22T15:39:01.65</dc:date>
    <dc:creator>szymon idczak</dc:creator>
    <meta:document-statistic meta:table-count="0" meta:image-count="0" meta:object-count="0" meta:page-count="3" meta:paragraph-count="149" meta:word-count="467" meta:character-count="6299"/>
    <meta:user-defined meta:name="Info 1"/>
    <meta:user-defined meta:name="Info 2"/>
    <meta:user-defined meta:name="Info 3"/>
    <meta:user-defined meta:name="Info 4"/>
  </office:meta>
</office:document-meta>
</file>